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gr1" style:family="graphic">
      <style:graphic-properties draw:stroke="solid" svg:stroke-width="0.051cm" svg:stroke-color="#000000" draw:marker-start-width="0.429cm" draw:marker-end-width="0.429cm" draw:fill-color="#ffffff" draw:textarea-horizontal-align="justify" draw:textarea-vertical-align="middle" draw:auto-grow-height="false" fo:min-height="1.101cm" fo:min-width="2.106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width="0.051cm" svg:stroke-color="#000000" draw:marker-start-width="0.429cm" draw:marker-end-width="0.429cm" draw:fill-color="#ffffff" draw:textarea-horizontal-align="justify" draw:textarea-vertical-align="middle" draw:auto-grow-height="false" fo:min-height="1.051cm" fo:min-width="3.803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width="0.051cm" svg:stroke-color="#000000" draw:marker-start-width="0.429cm" draw:marker-end-width="0.429cm" draw:fill-color="#ffffff" draw:textarea-horizontal-align="justify" draw:textarea-vertical-align="middle" draw:auto-grow-height="false" fo:min-height="1.051cm" fo:min-width="2.057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width="0.101cm" svg:stroke-color="#00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e 1" draw:style-name="gr1" draw:text-style-name="P1" svg:width="2.223cm" svg:height="1.218cm" svg:x="2.088cm" svg:y="0.709cm"><text:p>Plant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 2" draw:style-name="gr2" draw:text-style-name="P1" svg:width="3.97cm" svg:height="1.218cm" svg:x="6.71cm" svg:y="0.797cm"><text:p>Stade développemen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 3" draw:style-name="gr3" draw:text-style-name="P1" svg:width="2.223cm" svg:height="1.218cm" svg:x="13.148cm" svg:y="0.833cm"><text:p>Spectr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 4" draw:style-name="gr3" draw:text-style-name="P1" svg:width="2.223cm" svg:height="1.218cm" svg:x="1.912cm" svg:y="3.267cm"><text:p>Espèc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 5" draw:style-name="gr3" draw:text-style-name="P1" svg:width="2.223cm" svg:height="1.218cm" svg:x="1.842cm" svg:y="5.824cm"><text:p>Intensité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 6" draw:style-name="gr3" draw:text-style-name="P1" svg:width="2.223cm" svg:height="1.218cm" svg:x="7.415cm" svg:y="3.743cm"><text:p>Rythm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" draw:name="Ligne 1" draw:style-name="gr4" draw:text-style-name="P2" svg:x1="4.311cm" svg:y1="1.344cm" svg:x2="6.71cm" svg:y2="1.344cm"><text:p/></draw:line><draw:line text:anchor-type="paragraph" draw:z-index="7" draw:name="Ligne 2" draw:style-name="gr4" draw:text-style-name="P2" svg:x1="10.679cm" svg:y1="1.344cm" svg:x2="13.078cm" svg:y2="1.344cm"><text:p/></draw:line><draw:line text:anchor-type="paragraph" draw:z-index="8" draw:name="Ligne 3" draw:style-name="gr4" draw:text-style-name="P2" svg:x1="4.223cm" svg:y1="1.926cm" svg:x2="7.416cm" svg:y2="3.743cm"><text:p/></draw:line><draw:line text:anchor-type="paragraph" draw:z-index="9" draw:name="Ligne 4" draw:style-name="gr4" draw:text-style-name="P2" svg:x1="2.935cm" svg:y1="4.484cm" svg:x2="2.917cm" svg:y2="5.825cm"><text:p/></draw:line><draw:line text:anchor-type="paragraph" draw:z-index="10" draw:name="Ligne 5" draw:style-name="gr4" draw:text-style-name="P2" svg:x1="2.935cm" svg:y1="4.484cm" svg:x2="2.917cm" svg:y2="5.825cm"><text:p/></draw:line><draw:line text:anchor-type="paragraph" draw:z-index="11" draw:name="Ligne 6" draw:style-name="gr4" draw:text-style-name="P2" svg:x1="2.935cm" svg:y1="4.484cm" svg:x2="2.917cm" svg:y2="5.825cm"><text:p/></draw:line><draw:line text:anchor-type="paragraph" draw:z-index="12" draw:name="Ligne 7" draw:style-name="gr4" draw:text-style-name="P2" svg:x1="3.024cm" svg:y1="1.926cm" svg:x2="3.006cm" svg:y2="3.267cm"><text:p/></draw:lin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1T11:51:05.116000000</meta:creation-date>
    <dc:date>2025-01-31T11:54:38.055000000</dc:date>
    <meta:editing-duration>PT3M3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24.8.4.2$Windows_X86_64 LibreOffice_project/bb3cfa12c7b1bf994ecc5649a80400d06cd71002</meta:generator>
  </office:meta>
</office:document-meta>
</file>